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Cities inherently separate urban citizens from wild landscapes. <text:s/>The physical boundary between urban and wild spaces is almost always clearly visible and poignantly felt. <text:s/>This stark geographical contrast has also taken over our psychological perception of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span></text:p>
      <text:p text:style-name="p4"><text:span text:style-name="c0"><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and better connected with urban nature. <text:s/></text:span></text:p>
      <text:p text:style-name="p1"><text:span text:style-name="c0"><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ving citizens, and studies show that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text:span></text:p>
      <text:p text:style-name="p1"><text:span text:style-name="c0"><text:tab/>The success behind place-based environmental education is part due to its focus on places that are dear to us, such as the places where we live (e.g. Kubota et al. 2013). Such places can be our homes, backyards, local neighborhoods, and even our cities; they tend to hold deep significance for us and we feel certain levels of ownership over them, which is a major variable in responsible citizen behavior (Hungerford and Volk 1990). <text:s/>These local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text:s/>Such environmental action is strongly tied to places that we care about. <text:s/>Stedman (2002, 577)’s research shows that “we are willing to fight for places that are more central to our identities and that we perceive as being in less-than-optimal condition.” <text:s/>This emotional attachment that we form with places is called “place-attachment” (). <text:s/>The stronger our place-attachment to the natural environment, the more likely we are to exhibit pro-environmental behavior (Scannell and Gifford 2010, others?). <text:s/>But Vorkin and Reese (2001) say that <text:s/>pro-environmental behavior and environmental concern are also dependent on what the environment means to us. Brehm, Eisenhauer, and Stedman (2013, 533) explain that what a place means to us is representative of our “perceived interconnection between [our]selves and nature (biosphere) rooted in the contextual element of the specific place.” <text:s/>(This concept that a place means something to us is called place-meaning).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these programs are unable to provide life-long access and engagement to their participants such that their environmental knowledge is continuously reaffirmed, updated and acted upon.</text:span></text:p>
      <text:p text:style-name="p1"><text:span text:style-name="c0"><text:tab/>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it might be possible to utilize online mapping technologies to create a place-based environmental education medium.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an be incorporated. <text:s/></text:span></text:p>
      <text:p text:style-name="p1"><text:span text:style-name="c0"><text:tab/></text:span></text:p>
      <text:p text:style-name="p1"><text:span text:style-name="c0"><text:tab/>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actually deepening our place-attachment to our local nature? <text:s/>Is it creating in our minds new, environmentally and ecologically minded, place-meanings? <text:s/>It is these questions that spurred this thesis study.</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text:span text:style-name="c5">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1"/>
      <text:p text:style-name="p1"><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1"><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1"/>
      <text:p text:style-name="p1"><text:span text:style-name="c6">Instruments</text:span></text:p>
      <text:p text:style-name="p1"><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1"><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1"/>
      <text:p text:style-name="p1"><text:span text:style-name="c6">Survey Design</text:span></text:p>
      <text:p text:style-name="p1"><text:span text:style-name="c6"><text:tab/></text:span><text:span text:style-name="c0">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1"/>
      <text:p text:style-name="p1"><text:span text:style-name="c6">Analysis</text:span></text:p>
      <text:p text:style-name="p1"><text:span text:style-name="c0"><text:tab/>Naturally, there is a bit of disagreement about whether it is appropriate or even possible to measure and quantify these complex, highly interwoven and interdependent, concepts (look up Davenport and Anderson 2005; Stedman 2008; Manzo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1"><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
      <text:p text:style-name="p4"/>
      <text:p text:style-name="p4"/>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
      <text:p text:style-name="p4"/>
      <text:p text:style-name="p4"/>
      <text:p text:style-name="p4"><text:span text:style-name="c0"><text:tab/></text:span></text:p>
      <text:p text:style-name="p4"/>
      <text:p text:style-name="p4"/>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5.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5">METHODOLOGY</text:span></text:p>
      <text:p text:style-name="p4"/>
      <text:p text:style-name="p1"/>
      <text:p text:style-name="p1"/>
      <text:p text:style-name="p1"/>
      <text:p text:style-name="p4"/>
      <text:p text:style-name="p4"><text:span text:style-name="c0">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
      <text:p text:style-name="p4"/>
      <text:p text:style-name="p1"/>
      <text:p text:style-name="p4"/>
      <text:p text:style-name="p4"/>
      <text:p text:style-name="p4"/>
      <text:p text:style-name="p4"/>
      <text:p text:style-name="p1"><text:span text:style-name="c0">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text:span></text:p>
      <text:p text:style-name="p4"/>
      <text:p text:style-name="p4"/>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text:p text:style-name="p1"/>
      <text:p text:style-name="p1"><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 </text:span></text:p>
      <text:p text:style-name="p1"><text:span text:style-name="c0">Place dependence and identity (Nanzer 2004, etc) seem to be just another aspect of attachment. I see what Kudryavtsev was saying earlier. <text:s/></text:span></text:p>
      <text:p text:style-name="p1"/>
      <text:p text:style-name="p1"/>
      <text:p text:style-name="p4"><text:span text:style-name="c0">PLACE DEPENDENCE AND IDENTITY ARE JUST A TYPE OF PLACE ATTACHMENT, OR DESCRIPTORS OF THE REASON FOR THE ATTACHMENT?</text:span></text:p>
      <text:p text:style-name="p4"/>
      <text:p text:style-name="p4"/>
      <text:p text:style-name="p1"><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1"><text:span text:style-name="c0">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office:text>
  </office:body>
</office:document-content>
</file>